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628cm"/>
    </style:style>
    <style:style style:name="co15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222cm"/>
    </style:style>
    <style:style style:name="co6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85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0.905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0.58cm"/>
    </style:style>
    <style:style style:name="co13" style:family="table-column">
      <style:table-column-properties fo:break-before="auto" style:column-width="0.572cm"/>
    </style:style>
    <style:style style:name="co16" style:family="table-column">
      <style:table-column-properties fo:break-before="auto" style:column-width="1.341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Stave</text:p>
          </table:table-cell>
          <table:table-cell table:number-columns-repeated="7"/>
          <table:table-cell table:style-name="ce8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1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6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19"/>
          <table:table-cell table:style-name="ce1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3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4" table:formula="of:=4/3" office:value-type="float" office:value="1.33333333333333" calcext:value-type="float">
            <text:p>1.33</text:p>
          </table:table-cell>
          <table:table-cell/>
          <table:table-cell table:style-name="ce10" office:value-type="string" calcext:value-type="string" table:number-columns-spanned="1" table:number-rows-spanned="9">
            <text:p>margin left</text:p>
          </table:table-cell>
          <table:table-cell table:style-name="ce11" office:value-type="string" calcext:value-type="string" table:number-columns-spanned="3" table:number-rows-spanned="4">
            <text:p>Stave 1</text:p>
          </table:table-cell>
          <table:covered-table-cell table:number-columns-repeated="2" table:style-name="ce19"/>
          <table:table-cell table:style-name="ce10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</table:table-row>
        <table:table-row table:style-name="ro2">
          <table:table-cell table:style-name="ce1" office:value-type="string" calcext:value-type="string">
            <text:p>Margins</text:p>
          </table:table-cell>
          <table:table-cell/>
          <table:table-cell table:style-name="ce3"/>
          <table:table-cell table:number-columns-repeated="5"/>
          <table:covered-table-cell table:number-columns-repeated="5"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1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1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</table:table-row>
        <table:table-row table:style-name="ro1">
          <table:table-cell table:number-columns-repeated="8"/>
          <table:covered-table-cell table:style-name="ce19"/>
          <table:table-cell table:style-name="ce1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1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</table:table-row>
        <table:table-row table:style-name="ro1">
          <table:table-cell table:style-name="ce1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1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19"/>
          <table:table-cell table:style-name="ce11" office:value-type="string" calcext:value-type="string" table:number-columns-spanned="3" table:number-rows-spanned="4">
            <text:p>Stave 2</text:p>
          </table:table-cell>
          <table:covered-table-cell table:number-columns-repeated="3" table:style-name="ce1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1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1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</table:table-row>
        <table:table-row table:style-name="ro1">
          <table:table-cell table:number-columns-repeated="8"/>
          <table:table-cell table:style-name="ce19"/>
          <table:table-cell table:style-name="ce1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19"/>
          <table:table-cell table:style-name="ce1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</table:table-row>
        <table:table-row table:style-name="ro1">
          <table:table-cell table:style-name="ce1" office:value-type="string" calcext:value-type="string">
            <text:p>Viewport</text:p>
          </table:table-cell>
          <table:table-cell table:number-columns-repeated="2"/>
          <table:table-cell table:style-name="ce1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1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4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Buttons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5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5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5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5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5"/>
          <table:table-cell/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" table:formula="of:=[.B9]*0.4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" table:formula="of:=[.B9]*0.85" office:value-type="float" office:value="59.5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" table:formula="of:=[.B31]+5" office:value-type="float" office:value="64.5" calcext:value-type="float">
            <text:p>6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dth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gh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" table:formula="of:=[.O21]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" table:formula="of:=[.B32]-[.H42]/2-[.H46]" office:value-type="float" office:value="47.5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" table:formula="of:=[.B44]+[.B42]/2+2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1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16"/>
        </table:table-row>
      </table:table>
      <table:table table:name="time" table:style-name="ta1">
        <table:table-column table:style-name="co7" table:default-cell-style-name="Default"/>
        <table:table-column table:style-name="co14" table:default-cell-style-name="Default"/>
        <table:table-column table:style-name="co15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5:26:16.769452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7-27T15:27:38.562380433</dc:date>
    <meta:editing-duration>P2DT10H58M27S</meta:editing-duration>
    <meta:editing-cycles>44</meta:editing-cycles>
    <meta:generator>LibreOffice/7.1.4.2$MacOSX_X86_64 LibreOffice_project/a529a4fab45b75fefc5b6226684193eb000654f6</meta:generator>
    <meta:document-statistic meta:table-count="2" meta:cell-count="585" meta:object-count="0"/>
  </office:meta>
</office:document-meta>
</file>